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Function to calculate Collatz scaling rates</text:p>
      <text:p text:style-name="Standard">function result = collatz_scaling_rates(start, max_steps)</text:p>
      <text:p text:style-name="Standard"><text:s text:c="2"/>current_number = start;</text:p>
      <text:p text:style-name="Standard"><text:s text:c="2"/>max_value = start;</text:p>
      <text:p text:style-name="Standard"><text:s text:c="2"/>steps = 0;</text:p>
      <text:p text:style-name="Standard"><text:s text:c="2"/>octave_transitions = 0;</text:p>
      <text:p text:style-name="Standard"><text:s text:c="2"/>harmonic_loop = [1, 4, 2, 1]; <text:s/># Known loop</text:p>
      <text:p text:style-name="Standard"><text:s text:c="2"/>visited = []; <text:s/># Track visited numbers</text:p>
      <text:p text:style-name="Standard"><text:s text:c="2"/></text:p>
      <text:p text:style-name="Standard"><text:s text:c="2"/># Iterate through Collatz sequence</text:p>
      <text:p text:style-name="Standard"><text:s text:c="2"/>while current_number != 1 &amp;&amp; steps &lt; max_steps</text:p>
      <text:p text:style-name="Standard"><text:s text:c="4"/># Stop if we enter the loop</text:p>
      <text:p text:style-name="Standard"><text:s text:c="4"/>if ismember(current_number, harmonic_loop) &amp;&amp; ismember(current_number, visited)</text:p>
      <text:p text:style-name="Standard"><text:s text:c="6"/>break;</text:p>
      <text:p text:style-name="Standard"><text:s text:c="4"/>endif</text:p>
      <text:p text:style-name="Standard"><text:s text:c="4"/></text:p>
      <text:p text:style-name="Standard"><text:s text:c="4"/>visited = [visited, current_number]; <text:s/># Track visited numbers</text:p>
      <text:p text:style-name="Standard"><text:s text:c="4"/>steps += 1; <text:s/># Increment step count</text:p>
      <text:p text:style-name="Standard"><text:s text:c="4"/>max_value = max(max_value, current_number); <text:s/># Track max value</text:p>
      <text:p text:style-name="Standard"><text:s text:c="4"/></text:p>
      <text:p text:style-name="Standard"><text:s text:c="4"/># Collatz rule</text:p>
      <text:p text:style-name="Standard"><text:s text:c="4"/>if mod(current_number, 2) == 0</text:p>
      <text:p text:style-name="Standard"><text:s text:c="6"/>current_number = current_number / 2;</text:p>
      <text:p text:style-name="Standard"><text:s text:c="4"/>else</text:p>
      <text:p text:style-name="Standard"><text:s text:c="6"/>current_number = 3 * current_number + 1;</text:p>
      <text:p text:style-name="Standard"><text:s text:c="4"/>endif</text:p>
      <text:p text:style-name="Standard"><text:s text:c="4"/></text:p>
      <text:p text:style-name="Standard"><text:s text:c="4"/># Track octave transitions</text:p>
      <text:p text:style-name="Standard"><text:s text:c="4"/>if current_number &gt; 9</text:p>
      <text:p text:style-name="Standard"><text:s text:c="6"/>octave_transitions += 1;</text:p>
      <text:p text:style-name="Standard"><text:s text:c="4"/>endif</text:p>
      <text:p text:style-name="Standard"><text:s text:c="2"/>endwhile</text:p>
      <text:p text:style-name="Standard"><text:s text:c="2"/></text:p>
      <text:p text:style-name="Standard"><text:s text:c="2"/># Calculate scaling rates</text:p>
      <text:p text:style-name="Standard"><text:s text:c="2"/>expansion_rate = max_value / start;</text:p>
      <text:p text:style-name="Standard"><text:s text:c="2"/>contraction_rate = steps / start;</text:p>
      <text:p text:style-name="Standard"><text:s text:c="2"/>octave_rate = octave_transitions / steps;</text:p>
      <text:p text:style-name="Standard"><text:s text:c="2"/></text:p>
      <text:p text:style-name="Standard"><text:s text:c="2"/># Return results as a struct</text:p>
      <text:p text:style-name="Standard"><text:s text:c="2"/>result = struct(</text:p>
      <text:p text:style-name="Standard"><text:s text:c="4"/>"Starting_Number", start,</text:p>
      <text:p text:style-name="Standard"><text:s text:c="4"/>"Expansion_Rate", expansion_rate,</text:p>
      <text:p text:style-name="Standard"><text:s text:c="4"/>"Contraction_Rate", contraction_rate,</text:p>
      <text:p text:style-name="Standard"><text:s text:c="4"/>"Octave_Scaling_Rate", octave_rate,</text:p>
      <text:p text:style-name="Standard"><text:s text:c="4"/>"Max_Value", max_value,</text:p>
      <text:p text:style-name="Standard"><text:s text:c="4"/>"Steps", steps,</text:p>
      <text:p text:style-name="Standard"><text:s text:c="4"/>"Octave_Transitions", octave_transitions</text:p>
      <text:p text:style-name="Standard"><text:s text:c="2"/>);</text:p>
      <text:p text:style-name="Standard">endfunction</text:p>
      <text:p text:style-name="Standard"><text:soft-page-break/></text:p>
      <text:p text:style-name="Standard"># Main script to calculate rates for numbers 1 to 50</text:p>
      <text:p text:style-name="Standard">results = [];</text:p>
      <text:p text:style-name="Standard">for start = 1:50</text:p>
      <text:p text:style-name="Standard"><text:s text:c="2"/>rates = collatz_scaling_rates(start, 100); <text:s/># Max steps set to 100</text:p>
      <text:p text:style-name="Standard"><text:s text:c="2"/>results = [results; struct2cell(rates)'];</text:p>
      <text:p text:style-name="Standard">endfor</text:p>
      <text:p text:style-name="Standard"/>
      <text:p text:style-name="Standard"># Convert results to a matrix and display</text:p>
      <text:p text:style-name="Standard">results_matrix = cell2mat(results);</text:p>
      <text:p text:style-name="Standard">headers = {</text:p>
      <text:p text:style-name="Standard"><text:s text:c="2"/>"Starting Number", </text:p>
      <text:p text:style-name="Standard"><text:s text:c="2"/>"Expansion Rate", </text:p>
      <text:p text:style-name="Standard"><text:s text:c="2"/>"Contraction Rate", </text:p>
      <text:p text:style-name="Standard"><text:s text:c="2"/>"Octave Scaling Rate", </text:p>
      <text:p text:style-name="Standard"><text:s text:c="2"/>"Max Value", </text:p>
      <text:p text:style-name="Standard"><text:s text:c="2"/>"Steps", </text:p>
      <text:p text:style-name="Standard"><text:s text:c="2"/>"Octave Transitions"</text:p>
      <text:p text:style-name="Standard">};</text:p>
      <text:p text:style-name="Standard"/>
      <text:p text:style-name="Standard"># Display the results in a table format</text:p>
      <text:p text:style-name="Standard">disp(headers);</text:p>
      <text:p text:style-name="Standard">disp(results_matrix);</text:p>
      <text:p text:style-name="Standard"/>
      <text:p text:style-name="Standard"># Optionally, save to a CSV file for further analysis</text:p>
      <text:p text:style-name="Standard">csvwrite("collatz_scaling_rates.csv", results_matrix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2:10:46.247248766</meta:creation-date>
    <dc:date>2025-01-17T02:11:23.327891315</dc:date>
    <meta:editing-duration>PT37S</meta:editing-duration>
    <meta:editing-cycles>1</meta:editing-cycles>
    <meta:document-statistic meta:table-count="0" meta:image-count="0" meta:object-count="0" meta:page-count="2" meta:paragraph-count="71" meta:word-count="254" meta:character-count="1982" meta:non-whitespace-character-count="1609"/>
    <meta:generator>LibreOffice/24.2.7.2$Linux_X86_64 LibreOffice_project/420$Build-2</meta:generator>
  </office:meta>
</office:document-meta>
</file>